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solid" svg:stroke-width="0.018cm" svg:stroke-color="#000000" draw:stroke-linejoin="miter" draw:fill="solid" draw:fill-color="#000000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stroke-linejoin="miter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start"/>
    </style:style>
    <style:style style:name="T1" style:family="text">
      <style:text-properties fo:color="#000000" fo:font-family="ProductusOSGiBookc" fo:font-size="8pt" fo:font-style="normal" fo:font-weight="normal"/>
    </style:style>
    <style:style style:name="T2" style:family="text">
      <style:text-properties fo:color="#000000" fo:font-family="ProductusBook" fo:font-size="8pt" fo:font-style="normal" fo:font-weight="normal"/>
    </style:style>
    <style:style style:name="T3" style:family="text">
      <style:text-properties fo:color="#000000" fo:font-family="ProductusSemibold" fo:font-size="8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1.917cm" svg:height="0.952cm" svg:x="3.941cm" svg:y="0.072cm" svg:viewBox="0 0 1918 953" draw:points="959,953 0,953 0,0 1918,0 1918,953">
          <text:p/>
        </draw:polygon>
        <draw:polygon draw:style-name="gr1" draw:layer="layout" svg:width="1.925cm" svg:height="0.016cm" svg:x="3.941cm" svg:y="0.064cm" svg:viewBox="0 0 1926 17" draw:points="963,17 0,17 0,0 1926,0 1926,17">
          <text:p/>
        </draw:polygon>
        <draw:polygon draw:style-name="gr1" draw:layer="layout" svg:width="0.016cm" svg:height="0.96cm" svg:x="5.85cm" svg:y="0.072cm" svg:viewBox="0 0 17 961" draw:points="8,961 0,961 0,0 17,0 17,961">
          <text:p/>
        </draw:polygon>
        <draw:polygon draw:style-name="gr1" draw:layer="layout" svg:width="1.925cm" svg:height="0.016cm" svg:x="3.932cm" svg:y="1.016cm" svg:viewBox="0 0 1926 17" draw:points="963,17 0,17 0,0 1926,0 1926,17">
          <text:p/>
        </draw:polygon>
        <draw:polygon draw:style-name="gr1" draw:layer="layout" svg:width="0.016cm" svg:height="0.96cm" svg:x="3.932cm" svg:y="0.064cm" svg:viewBox="0 0 17 961" draw:points="8,961 0,961 0,0 17,0 17,961">
          <text:p/>
        </draw:polygon>
        <draw:polygon draw:style-name="gr2" draw:layer="layout" svg:width="1.915cm" svg:height="0.952cm" svg:x="3.858cm" svg:y="0.008cm" svg:viewBox="0 0 1916 953" draw:points="958,953 0,953 0,0 1916,0 1916,953">
          <text:p/>
        </draw:polygon>
        <draw:polygon draw:style-name="gr1" draw:layer="layout" svg:width="1.923cm" svg:height="0.016cm" svg:x="3.858cm" svg:y="0cm" svg:viewBox="0 0 1924 17" draw:points="962,17 0,17 0,0 1924,0 1924,17">
          <text:p/>
        </draw:polygon>
        <draw:polygon draw:style-name="gr1" draw:layer="layout" svg:width="0.016cm" svg:height="0.96cm" svg:x="5.765cm" svg:y="0.008cm" svg:viewBox="0 0 17 961" draw:points="8,961 0,961 0,0 17,0 17,961">
          <text:p/>
        </draw:polygon>
        <draw:polygon draw:style-name="gr1" draw:layer="layout" svg:width="1.923cm" svg:height="0.016cm" svg:x="3.85cm" svg:y="0.953cm" svg:viewBox="0 0 1924 17" draw:points="962,17 0,17 0,0 1924,0 1924,17">
          <text:p/>
        </draw:polygon>
        <draw:polygon draw:style-name="gr1" draw:layer="layout" svg:width="0.016cm" svg:height="0.96cm" svg:x="3.85cm" svg:y="0cm" svg:viewBox="0 0 17 961" draw:points="8,961 0,961 0,0 17,0 17,961">
          <text:p/>
        </draw:polygon>
        <draw:polygon draw:style-name="gr1" draw:layer="layout" svg:width="2.077cm" svg:height="0.952cm" svg:x="0.416cm" svg:y="4.557cm" svg:viewBox="0 0 2078 953" draw:points="1039,953 0,953 0,0 2078,0 2078,953">
          <text:p/>
        </draw:polygon>
        <draw:polygon draw:style-name="gr1" draw:layer="layout" svg:width="2.086cm" svg:height="0.016cm" svg:x="0.416cm" svg:y="4.549cm" svg:viewBox="0 0 2087 17" draw:points="1043,17 0,17 0,0 2087,0 2087,17">
          <text:p/>
        </draw:polygon>
        <draw:polygon draw:style-name="gr1" draw:layer="layout" svg:width="0.016cm" svg:height="0.96cm" svg:x="2.349cm" svg:y="4.557cm" svg:viewBox="0 0 17 961" draw:points="8,961 0,961 0,0 17,0 17,961">
          <text:p/>
        </draw:polygon>
        <draw:polygon draw:style-name="gr1" draw:layer="layout" svg:width="2.092cm" svg:height="0.016cm" svg:x="0.401cm" svg:y="5.501cm" svg:viewBox="0 0 2093 17" draw:points="1046,17 0,17 0,0 2093,0 2093,17">
          <text:p/>
        </draw:polygon>
        <draw:polygon draw:style-name="gr1" draw:layer="layout" svg:width="0.017cm" svg:height="0.96cm" svg:x="0.407cm" svg:y="4.549cm" svg:viewBox="0 0 18 961" draw:points="9,961 0,961 0,0 18,0 18,961">
          <text:p/>
        </draw:polygon>
        <draw:polygon draw:style-name="gr2" draw:layer="layout" svg:width="2.077cm" svg:height="0.952cm" svg:x="0.326cm" svg:y="4.494cm" svg:viewBox="0 0 2078 953" draw:points="1039,953 0,953 0,0 2078,0 2078,953">
          <text:p/>
        </draw:polygon>
        <draw:polygon draw:style-name="gr1" draw:layer="layout" svg:width="2.077cm" svg:height="0.016cm" svg:x="0.325cm" svg:y="4.485cm" svg:viewBox="0 0 2078 17" draw:points="1039,17 0,17 0,0 2078,0 2078,17">
          <text:p/>
        </draw:polygon>
        <draw:polygon draw:style-name="gr1" draw:layer="layout" svg:width="0.016cm" svg:height="0.96cm" svg:x="2.405cm" svg:y="4.494cm" svg:viewBox="0 0 17 961" draw:points="8,961 0,961 0,0 17,0 17,961">
          <text:p/>
        </draw:polygon>
        <draw:polygon draw:style-name="gr1" draw:layer="layout" svg:width="2.086cm" svg:height="0.016cm" svg:x="0.317cm" svg:y="5.438cm" svg:viewBox="0 0 2087 17" draw:points="1043,17 0,17 0,0 2087,0 2087,17">
          <text:p/>
        </draw:polygon>
        <draw:polygon draw:style-name="gr1" draw:layer="layout" svg:width="0.017cm" svg:height="0.96cm" svg:x="0.317cm" svg:y="4.485cm" svg:viewBox="0 0 18 961" draw:points="9,961 0,961 0,0 18,0 18,961">
          <text:p/>
        </draw:polygon>
        <draw:polygon draw:style-name="gr1" draw:layer="layout" svg:width="1.946cm" svg:height="0.952cm" svg:x="3.943cm" svg:y="4.557cm" svg:viewBox="0 0 1947 953" draw:points="974,953 0,953 0,0 1947,0 1947,953">
          <text:p/>
        </draw:polygon>
        <draw:polygon draw:style-name="gr1" draw:layer="layout" svg:width="1.955cm" svg:height="0.016cm" svg:x="3.943cm" svg:y="4.549cm" svg:viewBox="0 0 1956 17" draw:points="978,17 0,17 0,0 1956,0 1956,17">
          <text:p/>
        </draw:polygon>
        <draw:polygon draw:style-name="gr1" draw:layer="layout" svg:width="0.016cm" svg:height="0.96cm" svg:x="5.882cm" svg:y="4.557cm" svg:viewBox="0 0 17 961" draw:points="8,961 0,961 0,0 17,0 17,961">
          <text:p/>
        </draw:polygon>
        <draw:polygon draw:style-name="gr1" draw:layer="layout" svg:width="1.955cm" svg:height="0.016cm" svg:x="3.934cm" svg:y="5.501cm" svg:viewBox="0 0 1956 17" draw:points="978,17 0,17 0,0 1956,0 1956,17">
          <text:p/>
        </draw:polygon>
        <draw:polygon draw:style-name="gr1" draw:layer="layout" svg:width="0.016cm" svg:height="0.96cm" svg:x="3.934cm" svg:y="4.549cm" svg:viewBox="0 0 17 961" draw:points="8,961 0,961 0,0 17,0 17,961">
          <text:p/>
        </draw:polygon>
        <draw:polygon draw:style-name="gr2" draw:layer="layout" svg:width="1.946cm" svg:height="0.952cm" svg:x="3.858cm" svg:y="4.494cm" svg:viewBox="0 0 1947 953" draw:points="974,953 0,953 0,0 1947,0 1947,953">
          <text:p/>
        </draw:polygon>
        <draw:polygon draw:style-name="gr1" draw:layer="layout" svg:width="1.955cm" svg:height="0.016cm" svg:x="3.858cm" svg:y="4.485cm" svg:viewBox="0 0 1956 17" draw:points="978,17 0,17 0,0 1956,0 1956,17">
          <text:p/>
        </draw:polygon>
        <draw:polygon draw:style-name="gr1" draw:layer="layout" svg:width="0.016cm" svg:height="0.96cm" svg:x="5.797cm" svg:y="4.494cm" svg:viewBox="0 0 17 961" draw:points="8,961 0,961 0,0 17,0 17,961">
          <text:p/>
        </draw:polygon>
        <draw:polygon draw:style-name="gr1" draw:layer="layout" svg:width="1.955cm" svg:height="0.016cm" svg:x="3.85cm" svg:y="5.438cm" svg:viewBox="0 0 1956 17" draw:points="978,17 0,17 0,0 1956,0 1956,17">
          <text:p/>
        </draw:polygon>
        <draw:polygon draw:style-name="gr1" draw:layer="layout" svg:width="0.016cm" svg:height="0.96cm" svg:x="3.85cm" svg:y="4.485cm" svg:viewBox="0 0 17 961" draw:points="8,961 0,961 0,0 17,0 17,961">
          <text:p/>
        </draw:polygon>
        <draw:polygon draw:style-name="gr1" draw:layer="layout" svg:width="1.917cm" svg:height="0.937cm" svg:x="3.941cm" svg:y="9.748cm" svg:viewBox="0 0 1918 938" draw:points="959,938 0,938 0,0 1918,0 1918,938">
          <text:p/>
        </draw:polygon>
        <draw:polygon draw:style-name="gr1" draw:layer="layout" svg:width="1.925cm" svg:height="0.016cm" svg:x="3.941cm" svg:y="9.74cm" svg:viewBox="0 0 1926 17" draw:points="963,17 0,17 0,0 1926,0 1926,17">
          <text:p/>
        </draw:polygon>
        <draw:polygon draw:style-name="gr1" draw:layer="layout" svg:width="0.016cm" svg:height="0.945cm" svg:x="5.85cm" svg:y="9.748cm" svg:viewBox="0 0 17 946" draw:points="8,946 0,946 0,0 17,0 17,946">
          <text:p/>
        </draw:polygon>
        <draw:polygon draw:style-name="gr1" draw:layer="layout" svg:width="1.925cm" svg:height="0.016cm" svg:x="3.932cm" svg:y="10.677cm" svg:viewBox="0 0 1926 17" draw:points="963,17 0,17 0,0 1926,0 1926,17">
          <text:p/>
        </draw:polygon>
        <draw:polygon draw:style-name="gr1" draw:layer="layout" svg:width="0.016cm" svg:height="0.945cm" svg:x="3.932cm" svg:y="9.74cm" svg:viewBox="0 0 17 946" draw:points="8,946 0,946 0,0 17,0 17,946">
          <text:p/>
        </draw:polygon>
        <draw:polygon draw:style-name="gr2" draw:layer="layout" svg:width="1.915cm" svg:height="0.935cm" svg:x="3.858cm" svg:y="9.687cm" svg:viewBox="0 0 1916 936" draw:points="958,936 0,936 0,0 1916,0 1916,936">
          <text:p/>
        </draw:polygon>
        <draw:polygon draw:style-name="gr1" draw:layer="layout" svg:width="1.923cm" svg:height="0.016cm" svg:x="3.858cm" svg:y="9.678cm" svg:viewBox="0 0 1924 17" draw:points="962,17 0,17 0,0 1924,0 1924,17">
          <text:p/>
        </draw:polygon>
        <draw:polygon draw:style-name="gr1" draw:layer="layout" svg:width="0.016cm" svg:height="0.943cm" svg:x="5.765cm" svg:y="9.687cm" svg:viewBox="0 0 17 944" draw:points="8,944 0,944 0,0 17,0 17,944">
          <text:p/>
        </draw:polygon>
        <draw:polygon draw:style-name="gr1" draw:layer="layout" svg:width="1.923cm" svg:height="0.016cm" svg:x="3.85cm" svg:y="10.614cm" svg:viewBox="0 0 1924 17" draw:points="962,17 0,17 0,0 1924,0 1924,17">
          <text:p/>
        </draw:polygon>
        <draw:polygon draw:style-name="gr1" draw:layer="layout" svg:width="0.016cm" svg:height="0.943cm" svg:x="3.85cm" svg:y="9.678cm" svg:viewBox="0 0 17 944" draw:points="8,944 0,944 0,0 17,0 17,944">
          <text:p/>
        </draw:polygon>
        <draw:polygon draw:style-name="gr1" draw:layer="layout" svg:width="1.917cm" svg:height="0.937cm" svg:x="3.941cm" svg:y="2.322cm" svg:viewBox="0 0 1918 938" draw:points="959,938 0,938 0,0 1918,0 1918,938">
          <text:p/>
        </draw:polygon>
        <draw:polygon draw:style-name="gr1" draw:layer="layout" svg:width="1.925cm" svg:height="0.016cm" svg:x="3.941cm" svg:y="2.314cm" svg:viewBox="0 0 1926 17" draw:points="963,17 0,17 0,0 1926,0 1926,17">
          <text:p/>
        </draw:polygon>
        <draw:polygon draw:style-name="gr1" draw:layer="layout" svg:width="0.016cm" svg:height="0.945cm" svg:x="5.85cm" svg:y="2.322cm" svg:viewBox="0 0 17 946" draw:points="8,946 0,946 0,0 17,0 17,946">
          <text:p/>
        </draw:polygon>
        <draw:polygon draw:style-name="gr1" draw:layer="layout" svg:width="1.925cm" svg:height="0.016cm" svg:x="3.932cm" svg:y="3.251cm" svg:viewBox="0 0 1926 17" draw:points="963,17 0,17 0,0 1926,0 1926,17">
          <text:p/>
        </draw:polygon>
        <draw:polygon draw:style-name="gr1" draw:layer="layout" svg:width="0.016cm" svg:height="0.945cm" svg:x="3.932cm" svg:y="2.314cm" svg:viewBox="0 0 17 946" draw:points="8,946 0,946 0,0 17,0 17,946">
          <text:p/>
        </draw:polygon>
        <draw:polygon draw:style-name="gr2" draw:layer="layout" svg:width="1.915cm" svg:height="0.937cm" svg:x="3.858cm" svg:y="2.258cm" svg:viewBox="0 0 1916 938" draw:points="958,938 0,938 0,0 1916,0 1916,938">
          <text:p/>
        </draw:polygon>
        <draw:polygon draw:style-name="gr1" draw:layer="layout" svg:width="1.923cm" svg:height="0.016cm" svg:x="3.858cm" svg:y="2.25cm" svg:viewBox="0 0 1924 17" draw:points="962,17 0,17 0,0 1924,0 1924,17">
          <text:p/>
        </draw:polygon>
        <draw:polygon draw:style-name="gr1" draw:layer="layout" svg:width="0.016cm" svg:height="0.945cm" svg:x="5.765cm" svg:y="2.258cm" svg:viewBox="0 0 17 946" draw:points="8,946 0,946 0,0 17,0 17,946">
          <text:p/>
        </draw:polygon>
        <draw:polygon draw:style-name="gr1" draw:layer="layout" svg:width="1.923cm" svg:height="0.016cm" svg:x="3.85cm" svg:y="3.188cm" svg:viewBox="0 0 1924 17" draw:points="962,17 0,17 0,0 1924,0 1924,17">
          <text:p/>
        </draw:polygon>
        <draw:polygon draw:style-name="gr1" draw:layer="layout" svg:width="0.016cm" svg:height="0.945cm" svg:x="3.85cm" svg:y="2.25cm" svg:viewBox="0 0 17 946" draw:points="8,946 0,946 0,0 17,0 17,946">
          <text:p/>
        </draw:polygon>
        <draw:polygon draw:style-name="gr1" draw:layer="layout" svg:width="0.016cm" svg:height="1.265cm" svg:x="4.849cm" svg:y="3.251cm" svg:viewBox="0 0 17 1266" draw:points="8,1266 0,1266 0,0 17,0 17,1266">
          <text:p/>
        </draw:polygon>
        <draw:polygon draw:style-name="gr1" draw:layer="layout" svg:width="1.946cm" svg:height="0.952cm" svg:x="7.41cm" svg:y="4.557cm" svg:viewBox="0 0 1947 953" draw:points="974,953 0,953 0,0 1947,0 1947,953">
          <text:p/>
        </draw:polygon>
        <draw:polygon draw:style-name="gr1" draw:layer="layout" svg:width="1.955cm" svg:height="0.016cm" svg:x="7.41cm" svg:y="4.549cm" svg:viewBox="0 0 1956 17" draw:points="978,17 0,17 0,0 1956,0 1956,17">
          <text:p/>
        </draw:polygon>
        <draw:polygon draw:style-name="gr1" draw:layer="layout" svg:width="0.016cm" svg:height="0.96cm" svg:x="9.349cm" svg:y="4.557cm" svg:viewBox="0 0 17 961" draw:points="8,961 0,961 0,0 17,0 17,961">
          <text:p/>
        </draw:polygon>
        <draw:polygon draw:style-name="gr1" draw:layer="layout" svg:width="1.955cm" svg:height="0.016cm" svg:x="7.401cm" svg:y="5.501cm" svg:viewBox="0 0 1956 17" draw:points="978,17 0,17 0,0 1956,0 1956,17">
          <text:p/>
        </draw:polygon>
        <draw:polygon draw:style-name="gr1" draw:layer="layout" svg:width="0.016cm" svg:height="0.96cm" svg:x="7.401cm" svg:y="4.549cm" svg:viewBox="0 0 17 961" draw:points="8,961 0,961 0,0 17,0 17,961">
          <text:p/>
        </draw:polygon>
        <draw:polygon draw:style-name="gr2" draw:layer="layout" svg:width="1.946cm" svg:height="0.952cm" svg:x="7.325cm" svg:y="4.494cm" svg:viewBox="0 0 1947 953" draw:points="974,953 0,953 0,0 1947,0 1947,953">
          <text:p/>
        </draw:polygon>
        <draw:polygon draw:style-name="gr1" draw:layer="layout" svg:width="1.955cm" svg:height="0.016cm" svg:x="7.325cm" svg:y="4.485cm" svg:viewBox="0 0 1956 17" draw:points="978,17 0,17 0,0 1956,0 1956,17">
          <text:p/>
        </draw:polygon>
        <draw:polygon draw:style-name="gr1" draw:layer="layout" svg:width="0.016cm" svg:height="0.96cm" svg:x="9.264cm" svg:y="4.494cm" svg:viewBox="0 0 17 961" draw:points="8,961 0,961 0,0 17,0 17,961">
          <text:p/>
        </draw:polygon>
        <draw:polygon draw:style-name="gr1" draw:layer="layout" svg:width="1.955cm" svg:height="0.016cm" svg:x="7.317cm" svg:y="5.438cm" svg:viewBox="0 0 1956 17" draw:points="978,17 0,17 0,0 1956,0 1956,17">
          <text:p/>
        </draw:polygon>
        <draw:polygon draw:style-name="gr1" draw:layer="layout" svg:width="0.016cm" svg:height="0.96cm" svg:x="7.317cm" svg:y="4.485cm" svg:viewBox="0 0 17 961" draw:points="8,961 0,961 0,0 17,0 17,961">
          <text:p/>
        </draw:polygon>
        <draw:polygon draw:style-name="gr1" draw:layer="layout" svg:width="0.405cm" svg:height="0.234cm" svg:x="7.317cm" svg:y="1.654cm" svg:viewBox="0 0 406 235" draw:points="0,116 0,0 23,6 349,99 406,116 349,133 23,229 0,235 0,212 13,195 339,99 349,133 339,133 13,40 23,6 36,23 36,116">
          <text:p/>
        </draw:polygon>
        <draw:polygon draw:style-name="gr1" draw:layer="layout" svg:width="0.035cm" svg:height="0.094cm" svg:x="7.317cm" svg:y="1.77cm" svg:viewBox="0 0 36 95" draw:points="18,95 0,95 0,0 36,0 36,95">
          <text:p/>
        </draw:polygon>
        <draw:polygon draw:style-name="gr1" draw:layer="layout" svg:width="0.325cm" svg:height="0.187cm" svg:x="7.334cm" svg:y="1.677cm" svg:viewBox="0 0 326 188" draw:points="0,93 0,0 326,93 0,188">
          <text:p/>
        </draw:polygon>
        <draw:polygon draw:style-name="gr1" draw:layer="layout" svg:width="0.007cm" svg:height="0.016cm" svg:x="7.952cm" svg:y="2.75cm" svg:viewBox="0 0 8 17" draw:points="4,17 0,17 0,0 8,0 8,17">
          <text:p/>
        </draw:polygon>
        <draw:polygon draw:style-name="gr1" draw:layer="layout" svg:width="2.016cm" svg:height="0.016cm" svg:x="5.85cm" svg:y="10.11cm" svg:viewBox="0 0 2017 17" draw:points="1009,17 0,17 0,0 2017,0 2017,17">
          <text:p/>
        </draw:polygon>
        <draw:polygon draw:style-name="gr1" draw:layer="layout" svg:width="0.016cm" svg:height="4.625cm" svg:x="7.85cm" svg:y="5.501cm" svg:viewBox="0 0 17 4626" draw:points="8,4626 0,4626 0,0 17,0 17,4626">
          <text:p/>
        </draw:polygon>
        <draw:polygon draw:style-name="gr1" draw:layer="layout" svg:width="2.016cm" svg:height="0.016cm" svg:x="1.849cm" svg:y="10.11cm" svg:viewBox="0 0 2017 17" draw:points="1009,17 0,17 0,0 2017,0 2017,17">
          <text:p/>
        </draw:polygon>
        <draw:polygon draw:style-name="gr1" draw:layer="layout" svg:width="0.016cm" svg:height="4.625cm" svg:x="1.849cm" svg:y="5.501cm" svg:viewBox="0 0 17 4626" draw:points="8,4626 0,4626 0,0 17,0 17,4626">
          <text:p/>
        </draw:polygon>
        <draw:polygon draw:style-name="gr1" draw:layer="layout" svg:width="0.016cm" svg:height="1.265cm" svg:x="4.805cm" svg:y="1.001cm" svg:viewBox="0 0 17 1266" draw:points="8,1266 0,1266 0,0 17,0 17,1266">
          <text:p/>
        </draw:polygon>
        <draw:polygon draw:style-name="gr1" draw:layer="layout" svg:width="1.917cm" svg:height="0.937cm" svg:x="3.941cm" svg:y="11.822cm" svg:viewBox="0 0 1918 938" draw:points="959,938 0,938 0,0 1918,0 1918,938">
          <text:p/>
        </draw:polygon>
        <draw:polygon draw:style-name="gr1" draw:layer="layout" svg:width="1.925cm" svg:height="0.016cm" svg:x="3.941cm" svg:y="11.813cm" svg:viewBox="0 0 1926 17" draw:points="963,17 0,17 0,0 1926,0 1926,17">
          <text:p/>
        </draw:polygon>
        <draw:polygon draw:style-name="gr1" draw:layer="layout" svg:width="0.016cm" svg:height="0.945cm" svg:x="5.85cm" svg:y="11.822cm" svg:viewBox="0 0 17 946" draw:points="8,946 0,946 0,0 17,0 17,946">
          <text:p/>
        </draw:polygon>
        <draw:polygon draw:style-name="gr1" draw:layer="layout" svg:width="1.925cm" svg:height="0.016cm" svg:x="3.932cm" svg:y="12.751cm" svg:viewBox="0 0 1926 17" draw:points="963,17 0,17 0,0 1926,0 1926,17">
          <text:p/>
        </draw:polygon>
        <draw:polygon draw:style-name="gr1" draw:layer="layout" svg:width="0.016cm" svg:height="0.945cm" svg:x="3.932cm" svg:y="11.813cm" svg:viewBox="0 0 17 946" draw:points="8,946 0,946 0,0 17,0 17,946">
          <text:p/>
        </draw:polygon>
        <draw:polygon draw:style-name="gr2" draw:layer="layout" svg:width="1.915cm" svg:height="0.935cm" svg:x="3.858cm" svg:y="11.76cm" svg:viewBox="0 0 1916 936" draw:points="958,936 0,936 0,0 1916,0 1916,936">
          <text:p/>
        </draw:polygon>
        <draw:polygon draw:style-name="gr1" draw:layer="layout" svg:width="1.923cm" svg:height="0.016cm" svg:x="3.858cm" svg:y="11.752cm" svg:viewBox="0 0 1924 17" draw:points="962,17 0,17 0,0 1924,0 1924,17">
          <text:p/>
        </draw:polygon>
        <draw:polygon draw:style-name="gr1" draw:layer="layout" svg:width="0.016cm" svg:height="0.943cm" svg:x="5.765cm" svg:y="11.76cm" svg:viewBox="0 0 17 944" draw:points="8,944 0,944 0,0 17,0 17,944">
          <text:p/>
        </draw:polygon>
        <draw:polygon draw:style-name="gr1" draw:layer="layout" svg:width="1.923cm" svg:height="0.016cm" svg:x="3.85cm" svg:y="12.687cm" svg:viewBox="0 0 1924 17" draw:points="962,17 0,17 0,0 1924,0 1924,17">
          <text:p/>
        </draw:polygon>
        <draw:polygon draw:style-name="gr1" draw:layer="layout" svg:width="0.016cm" svg:height="0.943cm" svg:x="3.85cm" svg:y="11.752cm" svg:viewBox="0 0 17 944" draw:points="8,944 0,944 0,0 17,0 17,944">
          <text:p/>
        </draw:polygon>
        <draw:polygon draw:style-name="gr1" draw:layer="layout" svg:width="0.232cm" svg:height="0.405cm" svg:x="4.741cm" svg:y="11.354cm" svg:viewBox="0 0 233 406" draw:points="116,0 233,0 226,23 133,347 116,406 99,347 6,23 0,0 23,0 40,13 133,337 99,347 99,337 193,13 226,23 210,36 116,36">
          <text:p/>
        </draw:polygon>
        <draw:polygon draw:style-name="gr1" draw:layer="layout" svg:width="0.092cm" svg:height="0.035cm" svg:x="4.764cm" svg:y="11.354cm" svg:viewBox="0 0 93 36" draw:points="47,36 0,36 0,0 93,0 93,36">
          <text:p/>
        </draw:polygon>
        <draw:polygon draw:style-name="gr1" draw:layer="layout" svg:width="0.185cm" svg:height="0.323cm" svg:x="4.764cm" svg:y="11.371cm" svg:viewBox="0 0 186 324" draw:points="93,0 186,0 93,324 0,0">
          <text:p/>
        </draw:polygon>
        <draw:polygon draw:style-name="gr1" draw:layer="layout" svg:width="0.016cm" svg:height="0.007cm" svg:x="4.849cm" svg:y="10.677cm" svg:viewBox="0 0 17 8" draw:points="8,8 0,8 0,0 17,0 17,8">
          <text:p/>
        </draw:polygon>
        <draw:polygon draw:style-name="gr1" draw:layer="layout" svg:width="0.016cm" svg:height="0.682cm" svg:x="4.849cm" svg:y="10.677cm" svg:viewBox="0 0 17 683" draw:points="8,683 0,683 0,0 17,0 17,683">
          <text:p/>
        </draw:polygon>
        <draw:polygon draw:style-name="gr1" draw:layer="layout" svg:width="0.007cm" svg:height="0.016cm" svg:x="3.858cm" svg:y="0.5cm" svg:viewBox="0 0 8 17" draw:points="4,17 0,17 0,0 8,0 8,17">
          <text:p/>
        </draw:polygon>
        <draw:polygon draw:style-name="gr1" draw:layer="layout" svg:width="0.016cm" svg:height="0.515cm" svg:x="4.099cm" svg:y="3.251cm" svg:viewBox="0 0 17 516" draw:points="8,516 0,516 0,0 17,0 17,516">
          <text:p/>
        </draw:polygon>
        <draw:polygon draw:style-name="gr1" draw:layer="layout" svg:width="2.258cm" svg:height="0.016cm" svg:x="1.849cm" svg:y="3.751cm" svg:viewBox="0 0 2259 17" draw:points="1129,17 0,17 0,0 2259,0 2259,17">
          <text:p/>
        </draw:polygon>
        <draw:polygon draw:style-name="gr1" draw:layer="layout" svg:width="0.016cm" svg:height="0.757cm" svg:x="1.849cm" svg:y="3.759cm" svg:viewBox="0 0 17 758" draw:points="8,758 0,758 0,0 17,0 17,758">
          <text:p/>
        </draw:polygon>
        <draw:polygon draw:style-name="gr1" draw:layer="layout" svg:width="0.016cm" svg:height="0.515cm" svg:x="5.6cm" svg:y="3.251cm" svg:viewBox="0 0 17 516" draw:points="8,516 0,516 0,0 17,0 17,516">
          <text:p/>
        </draw:polygon>
        <draw:polygon draw:style-name="gr1" draw:layer="layout" svg:width="2.257cm" svg:height="0.016cm" svg:x="5.608cm" svg:y="3.751cm" svg:viewBox="0 0 2258 17" draw:points="1129,17 0,17 0,0 2258,0 2258,17">
          <text:p/>
        </draw:polygon>
        <draw:polygon draw:style-name="gr1" draw:layer="layout" svg:width="0.016cm" svg:height="0.757cm" svg:x="7.85cm" svg:y="3.759cm" svg:viewBox="0 0 17 758" draw:points="8,758 0,758 0,0 17,0 17,758">
          <text:p/>
        </draw:polygon>
        <draw:polygon draw:style-name="gr1" draw:layer="layout" svg:width="1.917cm" svg:height="0.937cm" svg:x="7.805cm" svg:y="1.334cm" svg:viewBox="0 0 1918 938" draw:points="959,938 0,938 0,0 1918,0 1918,938">
          <text:p/>
        </draw:polygon>
        <draw:polygon draw:style-name="gr1" draw:layer="layout" svg:width="1.925cm" svg:height="0.016cm" svg:x="7.805cm" svg:y="1.326cm" svg:viewBox="0 0 1926 17" draw:points="963,17 0,17 0,0 1926,0 1926,17">
          <text:p/>
        </draw:polygon>
        <draw:polygon draw:style-name="gr1" draw:layer="layout" svg:width="0.016cm" svg:height="0.945cm" svg:x="9.715cm" svg:y="1.334cm" svg:viewBox="0 0 17 946" draw:points="8,946 0,946 0,0 17,0 17,946">
          <text:p/>
        </draw:polygon>
        <draw:polygon draw:style-name="gr1" draw:layer="layout" svg:width="1.925cm" svg:height="0.016cm" svg:x="7.797cm" svg:y="2.263cm" svg:viewBox="0 0 1926 17" draw:points="963,17 0,17 0,0 1926,0 1926,17">
          <text:p/>
        </draw:polygon>
        <draw:polygon draw:style-name="gr1" draw:layer="layout" svg:width="0.016cm" svg:height="0.945cm" svg:x="7.797cm" svg:y="1.326cm" svg:viewBox="0 0 17 946" draw:points="8,946 0,946 0,0 17,0 17,946">
          <text:p/>
        </draw:polygon>
        <draw:polygon draw:style-name="gr2" draw:layer="layout" svg:width="1.915cm" svg:height="0.937cm" svg:x="7.723cm" svg:y="1.271cm" svg:viewBox="0 0 1916 938" draw:points="958,938 0,938 0,0 1916,0 1916,938">
          <text:p/>
        </draw:polygon>
        <draw:polygon draw:style-name="gr1" draw:layer="layout" svg:width="1.923cm" svg:height="0.016cm" svg:x="7.723cm" svg:y="1.262cm" svg:viewBox="0 0 1924 17" draw:points="962,17 0,17 0,0 1924,0 1924,17">
          <text:p/>
        </draw:polygon>
        <draw:polygon draw:style-name="gr1" draw:layer="layout" svg:width="0.016cm" svg:height="0.945cm" svg:x="9.63cm" svg:y="1.271cm" svg:viewBox="0 0 17 946" draw:points="8,946 0,946 0,0 17,0 17,946">
          <text:p/>
        </draw:polygon>
        <draw:polygon draw:style-name="gr1" draw:layer="layout" svg:width="1.923cm" svg:height="0.016cm" svg:x="7.715cm" svg:y="2.2cm" svg:viewBox="0 0 1924 17" draw:points="962,17 0,17 0,0 1924,0 1924,17">
          <text:p/>
        </draw:polygon>
        <draw:polygon draw:style-name="gr1" draw:layer="layout" svg:width="0.016cm" svg:height="0.945cm" svg:x="7.715cm" svg:y="1.262cm" svg:viewBox="0 0 17 946" draw:points="8,946 0,946 0,0 17,0 17,946">
          <text:p/>
        </draw:polygon>
        <draw:polygon draw:style-name="gr1" draw:layer="layout" svg:width="1.917cm" svg:height="0.937cm" svg:x="3.941cm" svg:y="7.072cm" svg:viewBox="0 0 1918 938" draw:points="959,938 0,938 0,0 1918,0 1918,938">
          <text:p/>
        </draw:polygon>
        <draw:polygon draw:style-name="gr1" draw:layer="layout" svg:width="1.925cm" svg:height="0.016cm" svg:x="3.941cm" svg:y="7.063cm" svg:viewBox="0 0 1926 17" draw:points="963,17 0,17 0,0 1926,0 1926,17">
          <text:p/>
        </draw:polygon>
        <draw:polygon draw:style-name="gr1" draw:layer="layout" svg:width="0.016cm" svg:height="0.945cm" svg:x="5.85cm" svg:y="7.072cm" svg:viewBox="0 0 17 946" draw:points="8,946 0,946 0,0 17,0 17,946">
          <text:p/>
        </draw:polygon>
        <draw:polygon draw:style-name="gr1" draw:layer="layout" svg:width="1.925cm" svg:height="0.016cm" svg:x="3.932cm" svg:y="8.001cm" svg:viewBox="0 0 1926 17" draw:points="963,17 0,17 0,0 1926,0 1926,17">
          <text:p/>
        </draw:polygon>
        <draw:polygon draw:style-name="gr1" draw:layer="layout" svg:width="0.016cm" svg:height="0.945cm" svg:x="3.932cm" svg:y="7.063cm" svg:viewBox="0 0 17 946" draw:points="8,946 0,946 0,0 17,0 17,946">
          <text:p/>
        </draw:polygon>
        <draw:polygon draw:style-name="gr2" draw:layer="layout" svg:width="1.915cm" svg:height="0.937cm" svg:x="3.858cm" svg:y="7.008cm" svg:viewBox="0 0 1916 938" draw:points="958,938 0,938 0,0 1916,0 1916,938">
          <text:p/>
        </draw:polygon>
        <draw:polygon draw:style-name="gr1" draw:layer="layout" svg:width="1.923cm" svg:height="0.016cm" svg:x="3.858cm" svg:y="7cm" svg:viewBox="0 0 1924 17" draw:points="962,17 0,17 0,0 1924,0 1924,17">
          <text:p/>
        </draw:polygon>
        <draw:polygon draw:style-name="gr1" draw:layer="layout" svg:width="0.016cm" svg:height="0.945cm" svg:x="5.765cm" svg:y="7.008cm" svg:viewBox="0 0 17 946" draw:points="8,946 0,946 0,0 17,0 17,946">
          <text:p/>
        </draw:polygon>
        <draw:polygon draw:style-name="gr1" draw:layer="layout" svg:width="1.923cm" svg:height="0.016cm" svg:x="3.85cm" svg:y="7.937cm" svg:viewBox="0 0 1924 17" draw:points="962,17 0,17 0,0 1924,0 1924,17">
          <text:p/>
        </draw:polygon>
        <draw:polygon draw:style-name="gr1" draw:layer="layout" svg:width="0.016cm" svg:height="0.945cm" svg:x="3.85cm" svg:y="7cm" svg:viewBox="0 0 17 946" draw:points="8,946 0,946 0,0 17,0 17,946">
          <text:p/>
        </draw:polygon>
        <draw:polygon draw:style-name="gr1" draw:layer="layout" svg:width="0.232cm" svg:height="0.407cm" svg:x="4.741cm" svg:y="6.602cm" svg:viewBox="0 0 233 408" draw:points="116,0 233,0 226,23 116,408 6,23 0,0 23,0 40,13 133,339 99,349 99,339 193,13 226,23 210,36 116,36">
          <text:p/>
        </draw:polygon>
        <draw:polygon draw:style-name="gr1" draw:layer="layout" svg:width="0.092cm" svg:height="0.035cm" svg:x="4.764cm" svg:y="6.602cm" svg:viewBox="0 0 93 36" draw:points="47,36 0,36 0,0 93,0 93,36">
          <text:p/>
        </draw:polygon>
        <draw:polygon draw:style-name="gr1" draw:layer="layout" svg:width="0.185cm" svg:height="0.325cm" svg:x="4.764cm" svg:y="6.619cm" svg:viewBox="0 0 186 326" draw:points="93,0 186,0 93,326 0,0">
          <text:p/>
        </draw:polygon>
        <draw:polygon draw:style-name="gr1" draw:layer="layout" svg:width="0.016cm" svg:height="0.007cm" svg:x="4.849cm" svg:y="5.501cm" svg:viewBox="0 0 17 8" draw:points="8,8 0,8 0,0 17,0 17,8">
          <text:p/>
        </draw:polygon>
        <draw:polygon draw:style-name="gr1" draw:layer="layout" svg:width="0.016cm" svg:height="1.1cm" svg:x="4.849cm" svg:y="5.51cm" svg:viewBox="0 0 17 1101" draw:points="8,1101 0,1101 0,0 17,0 17,1101">
          <text:p/>
        </draw:polygon>
        <draw:polygon draw:style-name="gr1" draw:layer="layout" svg:width="0.765cm" svg:height="0.016cm" svg:x="5.85cm" svg:y="5cm" svg:viewBox="0 0 766 17" draw:points="383,17 0,17 0,0 766,0 766,17">
          <text:p/>
        </draw:polygon>
        <draw:polygon draw:style-name="gr1" draw:layer="layout" svg:width="0.016cm" svg:height="4.759cm" svg:x="6.599cm" svg:y="5.008cm" svg:viewBox="0 0 17 4760" draw:points="8,4760 0,4760 0,0 17,0 17,4760">
          <text:p/>
        </draw:polygon>
        <draw:polygon draw:style-name="gr1" draw:layer="layout" svg:width="0.757cm" svg:height="0.016cm" svg:x="5.85cm" svg:y="9.751cm" svg:viewBox="0 0 758 17" draw:points="379,17 0,17 0,0 758,0 758,17">
          <text:p/>
        </draw:polygon>
        <draw:polygon draw:style-name="gr1" draw:layer="layout" svg:width="0.767cm" svg:height="0.016cm" svg:x="3.098cm" svg:y="5cm" svg:viewBox="0 0 768 17" draw:points="384,17 0,17 0,0 768,0 768,17">
          <text:p/>
        </draw:polygon>
        <draw:polygon draw:style-name="gr1" draw:layer="layout" svg:width="0.016cm" svg:height="4.759cm" svg:x="3.098cm" svg:y="5.008cm" svg:viewBox="0 0 17 4760" draw:points="8,4760 0,4760 0,0 17,0 17,4760">
          <text:p/>
        </draw:polygon>
        <draw:polygon draw:style-name="gr1" draw:layer="layout" svg:width="0.759cm" svg:height="0.016cm" svg:x="3.107cm" svg:y="9.751cm" svg:viewBox="0 0 760 17" draw:points="380,17 0,17 0,0 760,0 760,17">
          <text:p/>
        </draw:polygon>
        <draw:line draw:style-name="gr3" draw:layer="layout" svg:x1="5.867cm" svg:y1="2.406cm" svg:x2="6.827cm" svg:y2="2.406cm">
          <text:p/>
        </draw:line>
        <draw:line draw:style-name="gr4" draw:layer="layout" svg:x1="6.817cm" svg:y1="2.412cm" svg:x2="6.817cm" svg:y2="1.77cm">
          <text:p/>
        </draw:line>
        <draw:line draw:style-name="gr4" draw:layer="layout" svg:x1="6.817cm" svg:y1="1.77cm" svg:x2="7.316cm" svg:y2="1.77cm">
          <text:p/>
        </draw:line>
        <draw:line draw:style-name="gr3" draw:layer="layout" svg:x1="5.867cm" svg:y1="10.558cm" svg:x2="9.799cm" svg:y2="10.558cm">
          <text:p/>
        </draw:line>
        <draw:line draw:style-name="gr4" draw:layer="layout" svg:x1="9.798cm" svg:y1="10.557cm" svg:x2="9.798cm" svg:y2="2.997cm">
          <text:p/>
        </draw:line>
        <draw:line draw:style-name="gr4" draw:layer="layout" svg:x1="9.799cm" svg:y1="2.997cm" svg:x2="5.867cm" svg:y2="2.997cm">
          <text:p/>
        </draw:line>
        <draw:line draw:style-name="gr4" draw:layer="layout" svg:x1="3.858cm" svg:y1="10.558cm" svg:x2="0.009cm" svg:y2="10.558cm">
          <text:p/>
        </draw:line>
        <draw:line draw:style-name="gr4" draw:layer="layout" svg:x1="0.009cm" svg:y1="10.557cm" svg:x2="0.009cm" svg:y2="2.997cm">
          <text:p/>
        </draw:line>
        <draw:line draw:style-name="gr4" draw:layer="layout" svg:x1="0.009cm" svg:y1="2.997cm" svg:x2="3.85cm" svg:y2="2.997cm">
          <text:p/>
        </draw:line>
        <draw:frame draw:style-name="gr5" draw:layer="layout" svg:width="0.76cm" svg:height="0.344cm" svg:x="3.941cm" svg:y="0.073cm">
          <draw:text-box>
            <text:p text:style-name="P1"><text:span text:style-name="T1">&lt;&lt;dto&gt;&gt;</text:span></text:p>
          </draw:text-box>
        </draw:frame>
        <draw:frame draw:style-name="gr5" draw:layer="layout" svg:width="1.251cm" svg:height="0.348cm" svg:x="3.94cm" svg:y="0.373cm">
          <draw:text-box>
            <text:p text:style-name="P1"><text:span text:style-name="T2">Bundle DTO</text:span></text:p>
          </draw:text-box>
        </draw:frame>
        <draw:frame draw:style-name="gr5" draw:layer="layout" svg:width="0.76cm" svg:height="0.344cm" svg:x="0.41cm" svg:y="4.558cm">
          <draw:text-box>
            <text:p text:style-name="P1"><text:span text:style-name="T1">&lt;&lt;dto&gt;&gt;</text:span></text:p>
          </draw:text-box>
        </draw:frame>
        <draw:frame draw:style-name="gr5" draw:layer="layout" svg:width="1.865cm" svg:height="0.348cm" svg:x="0.41cm" svg:y="4.856cm">
          <draw:text-box>
            <text:p text:style-name="P1"><text:span text:style-name="T2">Requirement DTO</text:span></text:p>
          </draw:text-box>
        </draw:frame>
        <draw:frame draw:style-name="gr5" draw:layer="layout" svg:width="0.76cm" svg:height="0.344cm" svg:x="3.943cm" svg:y="4.558cm">
          <draw:text-box>
            <text:p text:style-name="P1"><text:span text:style-name="T1">&lt;&lt;dto&gt;&gt;</text:span></text:p>
          </draw:text-box>
        </draw:frame>
        <draw:frame draw:style-name="gr5" draw:layer="layout" svg:width="1.53cm" svg:height="0.357cm" svg:x="3.943cm" svg:y="4.856cm">
          <draw:text-box>
            <text:p text:style-name="P1"><text:span text:style-name="T3">Bundle Wiring</text:span></text:p>
          </draw:text-box>
        </draw:frame>
        <draw:frame draw:style-name="gr5" draw:layer="layout" svg:width="0.514cm" svg:height="0.357cm" svg:x="3.943cm" svg:y="5.194cm">
          <draw:text-box>
            <text:p text:style-name="P1"><text:span text:style-name="T3">DTO</text:span></text:p>
          </draw:text-box>
        </draw:frame>
        <draw:frame draw:style-name="gr5" draw:layer="layout" svg:width="0.76cm" svg:height="0.344cm" svg:x="3.941cm" svg:y="9.749cm">
          <draw:text-box>
            <text:p text:style-name="P1"><text:span text:style-name="T1">&lt;&lt;dto&gt;&gt;</text:span></text:p>
          </draw:text-box>
        </draw:frame>
        <draw:frame draw:style-name="gr6" draw:layer="layout" svg:width="0.002cm" svg:height="0.937cm" svg:x="3.94cm" svg:y="10.202cm">
          <draw:text-box>
            <text:p/>
          </draw:text-box>
        </draw:frame>
        <draw:frame draw:style-name="gr5" draw:layer="layout" svg:width="0.76cm" svg:height="0.344cm" svg:x="3.941cm" svg:y="2.323cm">
          <draw:text-box>
            <text:p text:style-name="P1"><text:span text:style-name="T1">&lt;&lt;dto&gt;&gt;</text:span></text:p>
          </draw:text-box>
        </draw:frame>
        <draw:frame draw:style-name="gr5" draw:layer="layout" svg:width="1.708cm" svg:height="0.357cm" svg:x="3.94cm" svg:y="2.621cm">
          <draw:text-box>
            <text:p text:style-name="P1"><text:span text:style-name="T3">Bundle Revision</text:span></text:p>
          </draw:text-box>
        </draw:frame>
        <draw:frame draw:style-name="gr5" draw:layer="layout" svg:width="0.514cm" svg:height="0.357cm" svg:x="3.94cm" svg:y="2.959cm">
          <draw:text-box>
            <text:p text:style-name="P1"><text:span text:style-name="T3">DTO</text:span></text:p>
          </draw:text-box>
        </draw:frame>
        <draw:frame draw:style-name="gr5" draw:layer="layout" svg:width="0.76cm" svg:height="0.344cm" svg:x="7.41cm" svg:y="4.558cm">
          <draw:text-box>
            <text:p text:style-name="P1"><text:span text:style-name="T1">&lt;&lt;dto&gt;&gt;</text:span></text:p>
          </draw:text-box>
        </draw:frame>
        <draw:frame draw:style-name="gr5" draw:layer="layout" svg:width="0.383cm" svg:height="0.348cm" svg:x="7.407cm" svg:y="4.238cm">
          <draw:text-box>
            <text:p text:style-name="P1"><text:span text:style-name="T2">0..n</text:span></text:p>
          </draw:text-box>
        </draw:frame>
        <draw:frame draw:style-name="gr5" draw:layer="layout" svg:width="0.112cm" svg:height="0.348cm" svg:x="5.671cm" svg:y="3.265cm">
          <draw:text-box>
            <text:p text:style-name="P1"><text:span text:style-name="T2">1</text:span></text:p>
          </draw:text-box>
        </draw:frame>
        <draw:frame draw:style-name="gr5" draw:layer="layout" svg:width="0.112cm" svg:height="0.348cm" svg:x="3.96cm" svg:y="3.265cm">
          <draw:text-box>
            <text:p text:style-name="P1"><text:span text:style-name="T2">1</text:span></text:p>
          </draw:text-box>
        </draw:frame>
        <draw:frame draw:style-name="gr5" draw:layer="layout" svg:width="0.383cm" svg:height="0.348cm" svg:x="1.909cm" svg:y="4.238cm">
          <draw:text-box>
            <text:p text:style-name="P1"><text:span text:style-name="T2">0..n</text:span></text:p>
          </draw:text-box>
        </draw:frame>
        <draw:frame draw:style-name="gr5" draw:layer="layout" svg:width="0.383cm" svg:height="0.348cm" svg:x="5.926cm" svg:y="9.488cm">
          <draw:text-box>
            <text:p text:style-name="P1"><text:span text:style-name="T2">0..n</text:span></text:p>
          </draw:text-box>
        </draw:frame>
        <draw:frame draw:style-name="gr5" draw:layer="layout" svg:width="0.383cm" svg:height="0.348cm" svg:x="3.426cm" svg:y="9.488cm">
          <draw:text-box>
            <text:p text:style-name="P1"><text:span text:style-name="T2">0..n</text:span></text:p>
          </draw:text-box>
        </draw:frame>
        <draw:frame draw:style-name="gr5" draw:layer="layout" svg:width="0.112cm" svg:height="0.348cm" svg:x="5.996cm" svg:y="5.007cm">
          <draw:text-box>
            <text:p text:style-name="P1"><text:span text:style-name="T2">1</text:span></text:p>
          </draw:text-box>
        </draw:frame>
        <draw:frame draw:style-name="gr5" draw:layer="layout" svg:width="0.112cm" svg:height="0.348cm" svg:x="3.682cm" svg:y="5.007cm">
          <draw:text-box>
            <text:p text:style-name="P1"><text:span text:style-name="T2">1</text:span></text:p>
          </draw:text-box>
        </draw:frame>
        <draw:frame draw:style-name="gr5" draw:layer="layout" svg:width="0.112cm" svg:height="0.348cm" svg:x="4.653cm" svg:y="1.063cm">
          <draw:text-box>
            <text:p text:style-name="P1"><text:span text:style-name="T2">1</text:span></text:p>
          </draw:text-box>
        </draw:frame>
        <draw:frame draw:style-name="gr5" draw:layer="layout" svg:width="0.849cm" svg:height="0.348cm" svg:x="6.663cm" svg:y="7.238cm">
          <draw:text-box>
            <text:p text:style-name="P1"><text:span text:style-name="T2">provider</text:span></text:p>
          </draw:text-box>
        </draw:frame>
        <draw:frame draw:style-name="gr5" draw:layer="layout" svg:width="0.806cm" svg:height="0.348cm" svg:x="2.271cm" svg:y="7.238cm">
          <draw:text-box>
            <text:p text:style-name="P1"><text:span text:style-name="T2">requirer</text:span></text:p>
          </draw:text-box>
        </draw:frame>
        <draw:frame draw:style-name="gr5" draw:layer="layout" svg:width="0.76cm" svg:height="0.344cm" svg:x="3.941cm" svg:y="11.822cm">
          <draw:text-box>
            <text:p text:style-name="P1"><text:span text:style-name="T1">&lt;&lt;dto&gt;&gt;</text:span></text:p>
          </draw:text-box>
        </draw:frame>
        <draw:frame draw:style-name="gr5" draw:layer="layout" svg:width="1.031cm" svg:height="0.348cm" svg:x="3.94cm" svg:y="12.123cm">
          <draw:text-box>
            <text:p text:style-name="P1"><text:span text:style-name="T2">Wire DTO</text:span></text:p>
          </draw:text-box>
        </draw:frame>
        <draw:frame draw:style-name="gr5" draw:layer="layout" svg:width="0.76cm" svg:height="0.344cm" svg:x="7.806cm" svg:y="1.335cm">
          <draw:text-box>
            <text:p text:style-name="P1"><text:span text:style-name="T1">&lt;&lt;dto&gt;&gt;</text:span></text:p>
          </draw:text-box>
        </draw:frame>
        <draw:frame draw:style-name="gr5" draw:layer="layout" svg:width="1.479cm" svg:height="0.348cm" svg:x="7.806cm" svg:y="1.633cm">
          <draw:text-box>
            <text:p text:style-name="P1"><text:span text:style-name="T2">Resource DTO</text:span></text:p>
          </draw:text-box>
        </draw:frame>
        <draw:frame draw:style-name="gr5" draw:layer="layout" svg:width="0.76cm" svg:height="0.344cm" svg:x="3.941cm" svg:y="7.072cm">
          <draw:text-box>
            <text:p text:style-name="P1"><text:span text:style-name="T1">&lt;&lt;dto&gt;&gt;</text:span></text:p>
          </draw:text-box>
        </draw:frame>
        <draw:frame draw:style-name="gr5" draw:layer="layout" svg:width="1.217cm" svg:height="0.348cm" svg:x="3.94cm" svg:y="7.371cm">
          <draw:text-box>
            <text:p text:style-name="P1"><text:span text:style-name="T2">Wiring DTO</text:span></text:p>
          </draw:text-box>
        </draw:frame>
        <draw:frame draw:style-name="gr5" draw:layer="layout" svg:width="1.568cm" svg:height="0.348cm" svg:x="7.407cm" svg:y="4.856cm">
          <draw:text-box>
            <text:p text:style-name="P1"><text:span text:style-name="T2">Capability DTO</text:span></text:p>
          </draw:text-box>
        </draw:frame>
        <draw:frame draw:style-name="gr5" draw:layer="layout" svg:width="0.112cm" svg:height="0.348cm" svg:x="4.938cm" svg:y="3.265cm">
          <draw:text-box>
            <text:p text:style-name="P1"><text:span text:style-name="T2">1</text:span></text:p>
          </draw:text-box>
        </draw:frame>
        <draw:frame draw:style-name="gr5" draw:layer="layout" svg:width="0.112cm" svg:height="0.348cm" svg:x="3.682cm" svg:y="2.692cm">
          <draw:text-box>
            <text:p text:style-name="P1"><text:span text:style-name="T2">1</text:span></text:p>
          </draw:text-box>
        </draw:frame>
        <draw:frame draw:style-name="gr5" draw:layer="layout" svg:width="0.112cm" svg:height="0.348cm" svg:x="5.961cm" svg:y="2.692cm">
          <draw:text-box>
            <text:p text:style-name="P1"><text:span text:style-name="T2">1</text:span></text:p>
          </draw:text-box>
        </draw:frame>
        <draw:frame draw:style-name="gr5" draw:layer="layout" svg:width="0.112cm" svg:height="0.348cm" svg:x="1.933cm" svg:y="5.537cm">
          <draw:text-box>
            <text:p text:style-name="P1"><text:span text:style-name="T2">1</text:span></text:p>
          </draw:text-box>
        </draw:frame>
        <draw:frame draw:style-name="gr5" draw:layer="layout" svg:width="0.112cm" svg:height="0.348cm" svg:x="7.96cm" svg:y="5.537cm">
          <draw:text-box>
            <text:p text:style-name="P1"><text:span text:style-name="T2">1</text:span></text:p>
          </draw:text-box>
        </draw:frame>
        <draw:frame draw:style-name="gr5" draw:layer="layout" svg:width="0.849cm" svg:height="0.348cm" svg:x="8.909cm" svg:y="7.238cm">
          <draw:text-box>
            <text:p text:style-name="P1"><text:span text:style-name="T2">provider</text:span></text:p>
          </draw:text-box>
        </draw:frame>
        <draw:frame draw:style-name="gr5" draw:layer="layout" svg:width="0.806cm" svg:height="0.348cm" svg:x="0.072cm" svg:y="7.238cm">
          <draw:text-box>
            <text:p text:style-name="P1"><text:span text:style-name="T2">requirer</text:span></text:p>
          </draw:text-box>
        </draw:frame>
        <draw:frame draw:style-name="gr5" draw:layer="layout" svg:width="1.336cm" svg:height="0.713cm" svg:x="3.937cm" svg:y="9.957cm">
          <draw:text-box>
            <text:p text:style-name="P1"><text:span text:style-name="T3">Bundle Wire</text:span></text:p>
            <text:p text:style-name="P1"><text:span text:style-name="T3">D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07cm" fo:page-height="12.7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23T14:54:37</dc:date>
    <dc:creator>BJ Hargrave</dc:creator>
    <meta:document-statistic meta:object-count="171"/>
    <meta:generator>LibreOffice/3.5$MacOSX_x86 LibreOffice_project/e0fbe70-dcba98b-297ab39-994e618-0f858f0</meta:generator>
  </office:meta>
</office:document-meta>
</file>